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1a7bc00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26pt" fo:font-weight="bold" officeooo:rsid="01c47d76" officeooo:paragraph-rsid="01c47d76" style:font-size-asian="22.75pt" style:font-weight-asian="bold" style:font-size-complex="26pt" style:font-weight-complex="bold"/>
    </style:style>
    <style:style style:name="P3" style:family="paragraph" style:parent-style-name="Standard">
      <style:text-properties fo:font-size="26pt" fo:font-weight="bold" officeooo:rsid="01c8e975" officeooo:paragraph-rsid="01c8e975" style:font-size-asian="22.75pt" style:font-weight-asian="bold" style:font-size-complex="26pt" style:font-weight-complex="bold"/>
    </style:style>
    <style:style style:name="P4" style:family="paragraph" style:parent-style-name="Standard">
      <style:text-properties fo:font-size="26pt" fo:font-weight="bold" officeooo:rsid="01cc9699" officeooo:paragraph-rsid="01cc9699" style:font-size-asian="22.75pt" style:font-weight-asian="bold" style:font-size-complex="26pt" style:font-weight-complex="bold"/>
    </style:style>
    <style:style style:name="P5" style:family="paragraph" style:parent-style-name="Standard">
      <style:text-properties fo:font-size="26pt" fo:font-weight="bold" officeooo:rsid="01cf90e3" officeooo:paragraph-rsid="01cf90e3" style:font-size-asian="22.75pt" style:font-weight-asian="bold" style:font-size-complex="26pt" style:font-weight-complex="bold"/>
    </style:style>
    <style:style style:name="P6" style:family="paragraph" style:parent-style-name="Standard">
      <style:text-properties fo:font-size="26pt" fo:font-weight="bold" officeooo:rsid="01d16fb6" officeooo:paragraph-rsid="01d16fb6" style:font-size-asian="22.75pt" style:font-weight-asian="bold" style:font-size-complex="26pt" style:font-weight-complex="bold"/>
    </style:style>
    <style:style style:name="P7" style:family="paragraph" style:parent-style-name="Standard">
      <style:text-properties fo:font-size="26pt" fo:font-weight="bold" officeooo:rsid="01d36788" officeooo:paragraph-rsid="01d36788" style:font-size-asian="22.75pt" style:font-weight-asian="bold" style:font-size-complex="26pt" style:font-weight-complex="bold"/>
    </style:style>
    <style:style style:name="P8" style:family="paragraph" style:parent-style-name="Standard">
      <style:text-properties fo:font-size="26pt" fo:font-weight="bold" officeooo:rsid="01d5339f" officeooo:paragraph-rsid="01d5339f" style:font-size-asian="22.75pt" style:font-weight-asian="bold" style:font-size-complex="26pt" style:font-weight-complex="bold"/>
    </style:style>
    <style:style style:name="P9" style:family="paragraph" style:parent-style-name="Standard">
      <style:text-properties fo:font-size="26pt" fo:font-weight="bold" officeooo:rsid="01d67bdf" officeooo:paragraph-rsid="01d67bdf" style:font-size-asian="22.75pt" style:font-weight-asian="bold" style:font-size-complex="26pt" style:font-weight-complex="bold"/>
    </style:style>
    <style:style style:name="P10" style:family="paragraph" style:parent-style-name="Standard">
      <style:text-properties fo:font-size="26pt" fo:font-weight="bold" officeooo:rsid="01d79110" officeooo:paragraph-rsid="01d79110" style:font-size-asian="22.75pt" style:font-weight-asian="bold" style:font-size-complex="26pt" style:font-weight-complex="bold"/>
    </style:style>
    <style:style style:name="P11" style:family="paragraph" style:parent-style-name="Standard">
      <style:text-properties fo:font-size="26pt" fo:font-weight="bold" officeooo:rsid="01dd4a2e" officeooo:paragraph-rsid="01dd4a2e" style:font-size-asian="22.75pt" style:font-weight-asian="bold" style:font-size-complex="26pt" style:font-weight-complex="bold"/>
    </style:style>
    <style:style style:name="P12" style:family="paragraph" style:parent-style-name="Standard">
      <style:text-properties fo:font-size="26pt" fo:font-weight="bold" officeooo:rsid="01e296ad" officeooo:paragraph-rsid="01e3c604" style:font-size-asian="22.75pt" style:font-weight-asian="bold" style:font-size-complex="26pt" style:font-weight-complex="bold"/>
    </style:style>
    <style:style style:name="P13" style:family="paragraph" style:parent-style-name="Standard">
      <style:text-properties fo:font-size="26pt" fo:font-weight="bold" officeooo:rsid="01e4262b" officeooo:paragraph-rsid="01e4262b" style:font-size-asian="22.75pt" style:font-weight-asian="bold" style:font-size-complex="26pt" style:font-weight-complex="bold"/>
    </style:style>
    <style:style style:name="T1" style:family="text">
      <style:text-properties officeooo:rsid="01c59800"/>
    </style:style>
    <style:style style:name="T2" style:family="text">
      <style:text-properties officeooo:rsid="01c61989"/>
    </style:style>
    <style:style style:name="T3" style:family="text">
      <style:text-properties officeooo:rsid="01c8e975"/>
    </style:style>
    <style:style style:name="T4" style:family="text">
      <style:text-properties officeooo:rsid="01cb8b2b"/>
    </style:style>
    <style:style style:name="T5" style:family="text">
      <style:text-properties officeooo:rsid="01e0cbc6"/>
    </style:style>
    <style:style style:name="T6" style:family="text">
      <style:text-properties officeooo:rsid="01e3c6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K means <text:span text:style-name="T1">clu</text:span><text:span text:style-name="T3">s</text:span><text:span text:style-name="T2">tering:</text:span></text:p>
      <text:p text:style-name="P2"/>
      <text:p text:style-name="P3">It is unsupervised and centroid <text:span text:style-name="T4">based algorithm</text:span></text:p>
      <text:p text:style-name="P3"/>
      <text:p text:style-name="P4">Here data is grouped in separate sections</text:p>
      <text:p text:style-name="P4">(Segmentation)</text:p>
      <text:p text:style-name="P4"/>
      <text:p text:style-name="P4"/>
      <text:p text:style-name="P5">The data is seperated based on centers and also based on the nature.</text:p>
      <text:p text:style-name="P5"/>
      <text:p text:style-name="P6">It is iterative process where centroid may get change until the data is grouped properly</text:p>
      <text:p text:style-name="P6"/>
      <text:p text:style-name="P7">The main aim of algorithm is to minimize the sum of distances between the data points and their clusters</text:p>
      <text:p text:style-name="P7"/>
      <text:p text:style-name="P8">What will be the values of K?</text:p>
      <text:p text:style-name="P9">Hyperparameter</text:p>
      <text:p text:style-name="P9"/>
      <text:p text:style-name="P9"><text:soft-page-break/></text:p>
      <text:p text:style-name="P10">Working:</text:p>
      <text:p text:style-name="P10"/>
      <text:p text:style-name="P10">1.select the number of K to decide the number of clusters</text:p>
      <text:p text:style-name="P10"/>
      <text:p text:style-name="P10">2.select random K points or centroids</text:p>
      <text:p text:style-name="P10"/>
      <text:p text:style-name="P10">3.assign each data points to their closest centroid</text:p>
      <text:p text:style-name="P10"/>
      <text:p text:style-name="P10">4.Calculate the variance and place new centroid</text:p>
      <text:p text:style-name="P10"/>
      <text:p text:style-name="P10">5.Repeat the third steps</text:p>
      <text:p text:style-name="P10"/>
      <text:p text:style-name="P10">6.If any assigment occurs then goto step4 else stop</text:p>
      <text:p text:style-name="P10">7.model ready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Elbow method:<text:span text:style-name="T5">(To decide the K)</text:span></text:p>
      <text:p text:style-name="P11"/>
      <text:p text:style-name="P12">within the <text:span text:style-name="T6">cluster</text:span> Sum of squares(WCSS)</text:p>
      <text:p text:style-name="P12"/>
      <text:p text:style-name="P13">1.It executes the K means clustering on given data set for different K values</text:p>
      <text:p text:style-name="P13"/>
      <text:p text:style-name="P13">2.For each K calulate WCSS</text:p>
      <text:p text:style-name="P13"/>
      <text:p text:style-name="P13">3.Plot the curve between WCSS</text:p>
      <text:p text:style-name="P13"/>
      <text:p text:style-name="P13">4.Identify the elbow(bend) that is considered as K value</text:p>
      <text:p text:style-name="P12"/>
      <text:p text:style-name="P12"><text:s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8:06:10.642383020</meta:creation-date>
    <dc:date>2021-11-15T09:59:50.541234477</dc:date>
    <meta:editing-duration>PT13H36M14S</meta:editing-duration>
    <meta:editing-cycles>243</meta:editing-cycles>
    <meta:generator>LibreOffice/7.0.6.2$Linux_X86_64 LibreOffice_project/00$Build-2</meta:generator>
    <meta:document-statistic meta:table-count="0" meta:image-count="0" meta:object-count="0" meta:page-count="3" meta:paragraph-count="24" meta:word-count="165" meta:character-count="970" meta:non-whitespace-character-count="827"/>
  </office:meta>
</office:document-meta>
</file>